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solid" svg:stroke-width="0pt" svg:stroke-color="#000000" draw:marker-start-width="5.58pt" draw:marker-end-width="5.58pt" draw:fill="solid" draw:fill-color="#ffffff" fo:min-height="54.34pt"/>
    </style:style>
    <style:style style:name="gr2" style:family="graphic">
      <style:graphic-properties draw:stroke="solid" svg:stroke-width="0pt" svg:stroke-color="#000000" draw:marker-start-width="5.58pt" draw:marker-end-width="5.58pt" draw:fill="solid" draw:fill-color="#ffffff" fo:min-height="129.88pt"/>
    </style:style>
    <style:style style:name="gr3" style:family="graphic">
      <style:graphic-properties draw:stroke="solid" svg:stroke-width="0pt" svg:stroke-color="#000000" draw:marker-start-width="5.58pt" draw:marker-end-width="5.58pt" draw:fill="solid" draw:fill-color="#ffffff" fo:min-height="61.82pt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5.06pt" svg:height="106.16pt" svg:x="344.83pt" svg:y="217.08pt">
            <draw:text-box>
              <text:p>Notes for 458sjeng results:</text:p>
              <text:p>1)Large L1i, L1d and L2 do not give performance improvements. They in fact slightly reduze performance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1" draw:style-name="gr2" draw:text-style-name="P1" svg:width="245.06pt" svg:height="145.96pt" svg:x="344.98pt" svg:y="444.78pt">
            <draw:text-box>
              <text:p>Notes for 456hmmer results:</text:p>
              <text:p>1)Large L1i, L1d and L2 do not give performance improvements. They in fact slightly reduce performance.</text:p>
              <text:p>We should note that when we reduce the L1d cache to 128kB the Miss-Rate is increased and the L2 is finally utilized on a decent level.</text:p>
              <text:p>2)Memory Association gives close to zero performance improvements.</text:p>
              <text:p>3)Cache Line size gives a small performance improvement.</text:p>
            </draw:text-box>
          </draw:frame>
          <draw:frame draw:z-index="2" draw:style-name="gr3" draw:text-style-name="P1" svg:width="245.06pt" svg:height="92.89pt" svg:x="344.95pt" svg:y="18.23pt">
            <draw:text-box>
              <text:p>Notes for 470lbm results:</text:p>
              <text:p>1)Large L1i, L1d and L2 do not give significant performance improvements.</text:p>
              <text:p>2)Memory Association gives close to zero performance improvements.</text:p>
              <text:p>3)Cache Line size plays a significant role in overall performance.</text:p>
            </draw:text-box>
          </draw:frame>
          <draw:frame draw:z-index="3" draw:style-name="gr2" draw:text-style-name="P1" svg:width="245.06pt" svg:height="132.69pt" svg:x="344.95pt" svg:y="670.76pt">
            <draw:text-box>
              <text:p>Notes for 429mcf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perform better. Minimal returns after a 4 way association.</text:p>
              <text:p>3)Cache Line size can give us decent performance improvements.</text:p>
            </draw:text-box>
          </draw:frame>
          <draw:frame draw:z-index="4" draw:style-name="gr2" draw:text-style-name="P1" svg:width="245.06pt" svg:height="145.96pt" svg:x="344.98pt" svg:y="897.17pt">
            <draw:text-box>
              <text:p>Notes for 401bzip2 results:</text:p>
              <text:p>1)Increasing the L2 can result in small performance improvements. Allocating most of our L1 cache for data usage can improve performance. Increasing the L1d to 512kB can further improve performance.</text:p>
              <text:p>2)Associative memory can give minimal performance improvements. Minimal returns after a 2 way association.</text:p>
              <text:p>3)Cache Line size can give us decent performance improvements.</text:p>
            </draw:text-box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470lbm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6652" calcext:value-type="float">
            <text:p>0.996652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2.631172" calcext:value-type="float">
            <text:p>2.631172</text:p>
          </table:table-cell>
          <table:table-cell office:value-type="float" office:value="0.061266" calcext:value-type="float">
            <text:p>0.061266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3268" calcext:value-type="float">
            <text:p>0.993268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2.628334" calcext:value-type="float">
            <text:p>2.628334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996635" calcext:value-type="float">
            <text:p>0.996635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2.630777" calcext:value-type="float">
            <text:p>2.630777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729" calcext:value-type="float">
            <text:p>0.996729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2.632625" calcext:value-type="float">
            <text:p>2.632625</text:p>
          </table:table-cell>
          <table:table-cell office:value-type="float" office:value="0.061118" calcext:value-type="float">
            <text:p>0.06111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6883" calcext:value-type="float">
            <text:p>0.996883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2.627128" calcext:value-type="float">
            <text:p>2.627128</text:p>
          </table:table-cell>
          <table:table-cell office:value-type="float" office:value="0.061045" calcext:value-type="float">
            <text:p>0.06104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998356" calcext:value-type="float">
            <text:p>0.998356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3.919794" calcext:value-type="float">
            <text:p>3.9197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999284" calcext:value-type="float">
            <text:p>0.999284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.991476" calcext:value-type="float">
            <text:p>1.991476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985802" calcext:value-type="float">
            <text:p>0.985802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2.620761" calcext:value-type="float">
            <text:p>2.620761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999982" calcext:value-type="float">
            <text:p>0.999982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8sjeng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.057547" calcext:value-type="float">
            <text:p>7.057547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.057546" calcext:value-type="float">
            <text:p>7.057546</text:p>
          </table:table-cell>
          <table:table-cell office:value-type="float" office:value="0.122368" calcext:value-type="float">
            <text:p>0.12236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62" calcext:value-type="float">
            <text:p>0.99126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.057568" calcext:value-type="float">
            <text:p>7.057568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6" calcext:value-type="float">
            <text:p>0.9912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.059353" calcext:value-type="float">
            <text:p>7.059353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060121" calcext:value-type="float">
            <text:p>7.060121</text:p>
          </table:table-cell>
          <table:table-cell office:value-type="float" office:value="0.122365" calcext:value-type="float">
            <text:p>0.12236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1297" calcext:value-type="float">
            <text:p>0.99129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038328" calcext:value-type="float">
            <text:p>7.038328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88" calcext:value-type="float">
            <text:p>0.99998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.664983" calcext:value-type="float">
            <text:p>11.664983</text:p>
          </table:table-cell>
          <table:table-cell office:value-type="float" office:value="0.243921" calcext:value-type="float">
            <text:p>0.24392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997805" calcext:value-type="float">
            <text:p>0.99780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.011064" calcext:value-type="float">
            <text:p>5.011064</text:p>
          </table:table-cell>
          <table:table-cell office:value-type="float" office:value="0.061986" calcext:value-type="float">
            <text:p>0.06198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66107" calcext:value-type="float">
            <text:p>0.96610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.0384" calcext:value-type="float">
            <text:p>7.0384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" calcext:value-type="float">
            <text:p>0.9999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038652" calcext:value-type="float">
            <text:p>7.038652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.039063" calcext:value-type="float">
            <text:p>7.039063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6hmmer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528" calcext:value-type="float">
            <text:p>0.43852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89905" calcext:value-type="float">
            <text:p>1.189905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82945" calcext:value-type="float">
            <text:p>0.08294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82639" calcext:value-type="float">
            <text:p>1.1826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432598" calcext:value-type="float">
            <text:p>0.43259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82627" calcext:value-type="float">
            <text:p>1.1826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438617" calcext:value-type="float">
            <text:p>0.43861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82167" calcext:value-type="float">
            <text:p>1.182167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516305" calcext:value-type="float">
            <text:p>0.5163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85982" calcext:value-type="float">
            <text:p>1.18598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556754" calcext:value-type="float">
            <text:p>0.55675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78179" calcext:value-type="float">
            <text:p>1.17817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338218" calcext:value-type="float">
            <text:p>0.33821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81437" calcext:value-type="float">
            <text:p>1.18143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885843" calcext:value-type="float">
            <text:p>0.88584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81359" calcext:value-type="float">
            <text:p>1.18135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63684" calcext:value-type="float">
            <text:p>0.96368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81346" calcext:value-type="float">
            <text:p>1.18134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81594" calcext:value-type="float">
            <text:p>0.98159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29mcf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138807" calcext:value-type="float">
            <text:p>1.13880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0269" calcext:value-type="float">
            <text:p>0.71026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137562" calcext:value-type="float">
            <text:p>1.137562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623279" calcext:value-type="float">
            <text:p>0.62327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135591" calcext:value-type="float">
            <text:p>1.13559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12367" calcext:value-type="float">
            <text:p>0.71236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137664" calcext:value-type="float">
            <text:p>1.137664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64292" calcext:value-type="float">
            <text:p>0.76429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139401" calcext:value-type="float">
            <text:p>1.139401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1502" calcext:value-type="float">
            <text:p>0.80150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133927" calcext:value-type="float">
            <text:p>1.133927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793807" calcext:value-type="float">
            <text:p>0.79380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152669" calcext:value-type="float">
            <text:p>1.152669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829586" calcext:value-type="float">
            <text:p>0.82958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114983" calcext:value-type="float">
            <text:p>1.114983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529382" calcext:value-type="float">
            <text:p>0.52938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134034" calcext:value-type="float">
            <text:p>1.134034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02532" calcext:value-type="float">
            <text:p>0.80253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59" calcext:value-type="float">
            <text:p>0.00185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4546" calcext:value-type="float">
            <text:p>0.81454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133878" calcext:value-type="float">
            <text:p>1.133878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817793" calcext:value-type="float">
            <text:p>0.81779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401bzip2</text:p>
          </table:table-cell>
          <table:table-cell table:style-name="ce4" office:value-type="string" calcext:value-type="string">
            <text:p>CPI</text:p>
          </table:table-cell>
          <table:table-cell table:style-name="ce4" office:value-type="string" calcext:value-type="string">
            <text:p>L1d-M.R.</text:p>
          </table:table-cell>
          <table:table-cell table:style-name="ce4" office:value-type="string" calcext:value-type="string">
            <text:p>L1i-M.R.</text:p>
          </table:table-cell>
          <table:table-cell table:style-name="ce4" office:value-type="string" calcext:value-type="string">
            <text:p>L2-M.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537472" calcext:value-type="float">
            <text:p>1.537472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53703" calcext:value-type="float">
            <text:p>0.45370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594889" calcext:value-type="float">
            <text:p>1.594889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270552" calcext:value-type="float">
            <text:p>0.27055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.53748" calcext:value-type="float">
            <text:p>1.53748</text:p>
          </table:table-cell>
          <table:table-cell office:value-type="float" office:value="0.008767" calcext:value-type="float">
            <text:p>0.00876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453694" calcext:value-type="float">
            <text:p>0.45369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.560921" calcext:value-type="float">
            <text:p>1.560921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38613" calcext:value-type="float">
            <text:p>0.53861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579862" calcext:value-type="float">
            <text:p>1.579862</text:p>
          </table:table-cell>
          <table:table-cell office:value-type="float" office:value="0.008749" calcext:value-type="float">
            <text:p>0.00874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619829" calcext:value-type="float">
            <text:p>0.61982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526448" calcext:value-type="float">
            <text:p>1.526448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56324" calcext:value-type="float">
            <text:p>0.5632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.638202" calcext:value-type="float">
            <text:p>1.638202</text:p>
          </table:table-cell>
          <table:table-cell office:value-type="float" office:value="0.012731" calcext:value-type="float">
            <text:p>0.01273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592935" calcext:value-type="float">
            <text:p>0.59293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.533115" calcext:value-type="float">
            <text:p>1.533115</text:p>
          </table:table-cell>
          <table:table-cell office:value-type="float" office:value="0.007662" calcext:value-type="float">
            <text:p>0.00766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309546" calcext:value-type="float">
            <text:p>0.30954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.534778" calcext:value-type="float">
            <text:p>1.534778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77444" calcext:value-type="float">
            <text:p>0.4774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.533048" calcext:value-type="float">
            <text:p>1.533048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181" calcext:value-type="float">
            <text:p>0.49018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.533309" calcext:value-type="float">
            <text:p>1.533309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490412" calcext:value-type="float">
            <text:p>0.49041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2-13T17:06:40.647802868</meta:creation-date>
    <dc:date>2021-12-13T19:39:59.614476589</dc:date>
    <meta:editing-duration>PT28M22S</meta:editing-duration>
    <meta:editing-cycles>7</meta:editing-cycles>
    <meta:generator>LibreOffice/6.3.2.2$Linux_X86_64 LibreOffice_project/30$Build-2</meta:generator>
    <meta:document-statistic meta:table-count="1" meta:cell-count="305" meta:object-count="5"/>
  </office:meta>
</office:document-meta>
</file>